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8cm" svg:y1="16.367cm" svg:x2="6.08cm" svg:y2="11.16cm">
          <text:p/>
        </draw:line>
        <draw:line draw:style-name="gr1" draw:text-style-name="P1" draw:layer="layout" svg:x1="6.08cm" svg:y1="16.24cm" svg:x2="12.072cm" svg:y2="16.239cm">
          <text:p/>
        </draw:line>
        <draw:frame draw:style-name="gr2" draw:text-style-name="P2" draw:layer="layout" svg:width="2.775cm" svg:height="0.963cm" svg:x="4.702cm" svg:y="10.197cm">
          <draw:text-box>
            <text:p text:style-name="P1"><text:span text:style-name="T1">Amount of used</text:span></text:p>
            <text:p text:style-name="P1"><text:span text:style-name="T1">type information</text:span></text:p>
          </draw:text-box>
        </draw:frame>
        <draw:frame draw:style-name="gr2" draw:text-style-name="P4" draw:layer="layout" svg:width="2.31cm" svg:height="0.963cm" svg:x="11.898cm" svg:y="15.732cm">
          <draw:text-box>
            <text:p text:style-name="P3"><text:span text:style-name="T1">Computation</text:span></text:p>
            <text:p text:style-name="P3"><text:span text:style-name="T1">cost</text:span></text:p>
          </draw:text-box>
        </draw:frame>
        <draw:custom-shape draw:style-name="gr3" draw:text-style-name="P1" draw:layer="layout" svg:width="0.254cm" svg:height="0.254cm" svg:x="7.223cm" svg:y="15.6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254cm" svg:height="0.254cm" svg:x="10.779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.264cm" svg:height="0.607cm" svg:x="4.816cm" svg:y="15.887cm">
          <draw:text-box>
            <text:p><text:span text:style-name="T1">None</text:span></text:p>
          </draw:text-box>
        </draw:frame>
        <draw:line draw:style-name="gr4" draw:text-style-name="P1" draw:layer="layout" svg:x1="6.08cm" svg:y1="16.24cm" svg:x2="5.953cm" svg:y2="16.24cm">
          <text:p/>
        </draw:line>
        <draw:line draw:style-name="gr4" draw:text-style-name="P1" draw:layer="layout" svg:x1="6.207cm" svg:y1="12.049cm" svg:x2="5.953cm" svg:y2="12.049cm">
          <text:p/>
        </draw:line>
        <draw:frame draw:style-name="gr2" draw:text-style-name="P5" draw:layer="layout" svg:width="0.858cm" svg:height="0.607cm" svg:x="5.222cm" svg:y="11.696cm">
          <draw:text-box>
            <text:p><text:span text:style-name="T1">All</text:span></text:p>
          </draw:text-box>
        </draw:frame>
        <draw:line draw:style-name="gr4" draw:text-style-name="P1" draw:layer="layout" svg:x1="10.906cm" svg:y1="12.049cm" svg:x2="5.952cm" svg:y2="12.048cm">
          <text:p/>
        </draw:line>
        <draw:frame draw:style-name="gr2" draw:text-style-name="P2" draw:layer="layout" svg:width="2.174cm" svg:height="0.963cm" svg:x="9.763cm" svg:y="16.42cm">
          <draw:text-box>
            <text:p text:style-name="P1"><text:span text:style-name="T1">Exponential</text:span></text:p>
            <text:p text:style-name="P1"><text:span text:style-name="T1">time</text:span></text:p>
          </draw:text-box>
        </draw:frame>
        <draw:frame draw:style-name="gr5" draw:text-style-name="P2" draw:layer="layout" svg:width="1.641cm" svg:height="0.963cm" svg:x="7.223cm" svg:y="15.097cm">
          <draw:text-box>
            <text:p text:style-name="P1"><text:span text:style-name="T1">Iterative</text:span></text:p>
            <text:p text:style-name="P1"><text:span text:style-name="T1">typing</text:span></text:p>
          </draw:text-box>
        </draw:frame>
        <draw:frame draw:style-name="gr2" draw:text-style-name="P2" draw:layer="layout" svg:width="1.662cm" svg:height="0.963cm" svg:x="10.779cm" svg:y="11.541cm">
          <draw:text-box>
            <text:p text:style-name="P1"><text:span text:style-name="T1">Case</text:span></text:p>
            <text:p text:style-name="P1"><text:span text:style-name="T1">analysis</text:span></text:p>
          </draw:text-box>
        </draw:frame>
        <draw:custom-shape draw:style-name="gr3" draw:text-style-name="P1" draw:layer="layout" svg:width="0.254cm" svg:height="0.254cm" svg:x="9.327cm" svg:y="1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36cm" svg:height="0.963cm" svg:x="8.239cm" svg:y="12.61cm">
          <draw:text-box>
            <text:p text:style-name="P1"><text:span text:style-name="T1">Union</text:span></text:p>
            <text:p text:style-name="P1"><text:span text:style-name="T1">type</text:span></text:p>
          </draw:text-box>
        </draw:frame>
        <draw:custom-shape draw:style-name="gr3" draw:text-style-name="P1" draw:layer="layout" svg:width="0.254cm" svg:height="0.254cm" svg:x="7.844cm" svg:y="13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91cm" svg:height="0.963cm" svg:x="6.207cm" svg:y="13.626cm">
          <draw:text-box>
            <text:p text:style-name="P1"><text:span text:style-name="T1">Outmost</text:span></text:p>
            <text:p text:style-name="P1"><text:span text:style-name="T1">deduction</text:span></text:p>
          </draw:text-box>
        </draw:frame>
        <draw:line draw:style-name="gr4" draw:text-style-name="P1" draw:layer="layout" svg:x1="10.906cm" svg:y1="12.049cm" svg:x2="10.906cm" svg:y2="16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8-09T14:53:57</meta:creation-date>
    <dc:date>2012-08-09T21:15:18</dc:date>
    <dc:creator>laurent </dc:creator>
    <meta:editing-duration>PT6H10M</meta:editing-duration>
    <meta:editing-cycles>2</meta:editing-cycles>
    <meta:generator>LibreOffice/3.5$Linux_x86 LibreOffice_project/350m1$Build-2</meta:generator>
    <meta:document-statistic meta:object-count="19"/>
  </office:meta>
</office:document-meta>
</file>